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0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bjects.name" text:name="name"/>
        <text:user-field-decl office:value-type="string" office:string-value="user name" text:name="py3o.objects.name"/>
      </text:user-field-decls>
      <text:p text:style-name="P1"><text:s text:c="2"/><text:user-field-get text:name="py3o.objects.name">user nam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11:24.791934295</meta:creation-date>
    <dc:date>2017-05-12T11:25:04.549729787</dc:date>
    <meta:editing-duration>PT56M2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1" meta:non-whitespace-character-count="8"/>
  </office:meta>
</office:document-meta>
</file>